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8000003DAA69B79365D1166B7.png" manifest:media-type="image/png"/>
  <manifest:file-entry manifest:full-path="Pictures/10000000000004DB000003D74F64873E9BFE3EC4.png" manifest:media-type="image/png"/>
  <manifest:file-entry manifest:full-path="Pictures/10000000000004CA000003A3A96B638FDEBFB4A4.png" manifest:media-type="image/png"/>
  <manifest:file-entry manifest:full-path="Pictures/10000000000000E90000007D00BA511AD2DF4C39.png" manifest:media-type="image/png"/>
  <manifest:file-entry manifest:full-path="Pictures/100000000000049D000003D924AB8723E7AEE0F8.png" manifest:media-type="image/png"/>
  <manifest:file-entry manifest:full-path="Pictures/10000000000004A3000003B86C90B13DDE410FFE.png" manifest:media-type="image/png"/>
  <manifest:file-entry manifest:full-path="Pictures/1000000000000505000003A4A5F070ED469693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top" draw:auto-grow-height="false" fo:min-height="64.266cm" fo:min-width="43.31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top" draw:auto-grow-height="false" fo:min-height="64.266cm" fo:min-width="67.57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bf0041" draw:textarea-vertical-align="middle" draw:auto-grow-height="false" fo:min-height="4.449cm" fo:min-width="4.707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60pt"/>
    </style:style>
    <style:style style:name="P2" style:family="paragraph">
      <loext:graphic-properties draw:fill="solid" draw:fill-color="#ffffd7"/>
      <style:paragraph-properties fo:text-align="center" style:writing-mode="lr-tb"/>
      <style:text-properties fo:font-size="60pt"/>
    </style:style>
    <style:style style:name="P3" style:family="paragraph">
      <style:paragraph-properties fo:text-align="center" style:writing-mode="lr-tb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-color="#dee6ef"/>
      <style:paragraph-properties fo:text-align="center" style:writing-mode="lr-tb"/>
      <style:text-properties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0041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60pt"/>
    </style:style>
    <style:style style:name="T2" style:family="text">
      <style:text-properties fo:font-size="60pt" fo:font-weight="bold" style:font-weight-asian="bold" style:font-weight-complex="bold"/>
    </style:style>
    <style:style style:name="T3" style:family="text">
      <style:text-properties fo:color="#c9211e" loext:opacity="100%" fo:font-size="60pt" fo:font-weight="bold" style:font-weight-asian="bold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c9211e" loext:opacity="100%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3.815cm" svg:height="64.516cm" svg:x="70.85cm" svg:y="1cm">
          <text:p text:style-name="P1"><text:span text:style-name="T1"/></text:p>
          <text:p text:style-name="P1"><text:span text:style-name="T2">Start Octave </text:span><text:span text:style-name="T3">CLI, GUI or Jupyter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8.072cm" svg:height="64.516cm" svg:x="1cm" svg:y="1cm">
          <text:p text:style-name="P3"><text:span text:style-name="T4"/></text:p>
          <text:p text:style-name="P3"><text:span text:style-name="T4">Start Octave </text:span><text:span text:style-name="T5">4.0.0 to 6.2.0</text:span><text:span text:style-name="T4"> with D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993cm" svg:height="24.655cm" svg:x="76.819cm" svg:y="39.464cm">
          <draw:image xlink:href="Pictures/1000000000000505000003A4A5F070ED469693CD.png" xlink:type="simple" xlink:show="embed" xlink:actuate="onLoad" draw:mime-type="image/png">
            <text:p/>
          </draw:image>
        </draw:frame>
        <draw:custom-shape draw:style-name="gr4" draw:text-style-name="P6" draw:layer="layout" svg:width="5.207cm" svg:height="4.699cm" draw:transform="rotate (1.5707963267949) translate (83.33cm 38.59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6" draw:layer="layout" svg:width="5.207cm" svg:height="4.699cm" draw:transform="rotate (-1.5707963267949) translate (103.484cm 33.89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5" draw:text-style-name="P7" draw:layer="layout" svg:width="32.432cm" svg:height="24.628cm" svg:x="2.016cm" svg:y="9.128cm">
          <draw:image xlink:href="Pictures/10000000000004CA000003A3A96B638FDEBFB4A4.png" xlink:type="simple" xlink:show="embed" xlink:actuate="onLoad" draw:mime-type="image/png">
            <text:p/>
          </draw:image>
        </draw:frame>
        <draw:frame draw:style-name="gr5" draw:text-style-name="P7" draw:layer="layout" svg:width="31.401cm" svg:height="25.184cm" svg:x="2.492cm" svg:y="37.576cm">
          <draw:image xlink:href="Pictures/10000000000004A3000003B86C90B13DDE410FFE.png" xlink:type="simple" xlink:show="embed" xlink:actuate="onLoad" draw:mime-type="image/png">
            <text:p/>
          </draw:image>
        </draw:frame>
        <draw:frame draw:style-name="gr5" draw:text-style-name="P7" draw:layer="layout" svg:width="32.882cm" svg:height="26.004cm" svg:x="35.428cm" svg:y="8.651cm">
          <draw:image xlink:href="Pictures/10000000000004DB000003D74F64873E9BFE3EC4.png" xlink:type="simple" xlink:show="embed" xlink:actuate="onLoad" draw:mime-type="image/png">
            <text:p/>
          </draw:image>
        </draw:frame>
        <draw:frame draw:style-name="gr5" draw:text-style-name="P7" draw:layer="layout" svg:width="32.803cm" svg:height="26.083cm" svg:x="35.544cm" svg:y="37.274cm">
          <draw:image xlink:href="Pictures/10000000000004D8000003DAA69B79365D1166B7.png" xlink:type="simple" xlink:show="embed" xlink:actuate="onLoad" draw:mime-type="image/png">
            <text:p/>
          </draw:image>
        </draw:frame>
        <draw:frame draw:style-name="gr5" draw:text-style-name="P7" draw:layer="layout" svg:width="31.242cm" svg:height="26.057cm" svg:x="77.454cm" svg:y="6.566cm">
          <draw:image xlink:href="Pictures/100000000000049D000003D924AB8723E7AEE0F8.png" xlink:type="simple" xlink:show="embed" xlink:actuate="onLoad" draw:mime-type="image/png">
            <text:p/>
          </draw:image>
        </draw:frame>
        <draw:frame draw:style-name="gr5" draw:text-style-name="P7" draw:layer="layout" svg:width="9.242cm" svg:height="4.956cm" svg:x="88.809cm" svg:y="33.639cm">
          <draw:image xlink:href="Pictures/10000000000000E90000007D00BA511AD2DF4C3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3T17:51:46.059560381</meta:creation-date>
    <dc:date>2021-06-08T17:36:12.061631012</dc:date>
    <meta:editing-duration>PT26M4S</meta:editing-duration>
    <meta:editing-cycles>7</meta:editing-cycles>
    <meta:generator>LibreOffice/7.1.3.2$Linux_X86_64 LibreOffice_project/10$Build-2</meta:generator>
    <meta:document-statistic meta:object-count="11"/>
  </office:meta>
</office:document-meta>
</file>